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6pt" style:font-size-asian="16pt" style:font-size-complex="16pt"/>
    </style:style>
    <style:style style:name="ce2" style:family="table-cell" style:parent-style-name="Default">
      <style:text-properties fo:color="#808080" fo:font-size="16pt" style:font-size-asian="16pt" style:font-size-complex="16pt"/>
    </style:style>
    <style:style style:name="ce3" style:family="table-cell" style:parent-style-name="Default" style:data-style-name="N103"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ize="16pt" style:font-size-asian="16pt" style:font-size-complex="16pt"/>
    </style:style>
    <style:style style:name="ce7" style:family="table-cell" style:parent-style-name="Default">
      <style:text-properties fo:color="#b2b2b2" fo:font-size="16pt" style:font-size-asian="16pt" style:font-size-complex="16pt"/>
    </style:style>
    <style:style style:name="ce8" style:family="table-cell" style:parent-style-name="Default" style:data-style-name="N109">
      <style:text-properties fo:font-size="16pt" style:font-size-asian="16pt" style:font-size-complex="16pt"/>
    </style:style>
    <style:style style:name="ce9" style:family="table-cell" style:parent-style-name="Default" style:data-style-name="N116">
      <style:text-properties fo:font-size="16pt" style:font-size-asian="16pt" style:font-size-complex="16pt"/>
    </style:style>
    <style:style style:name="ce10" style:family="table-cell" style:parent-style-name="Default" style:data-style-name="N113">
      <style:text-properties fo:font-size="16pt" style:font-size-asian="16pt" style:font-size-complex="16pt"/>
    </style:style>
  </office:automatic-styles>
  <office:body>
    <office:spreadsheet>
      <table:table table:name="メモ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number-columns-repeated="2" table:default-cell-style-name="ce9"/>
        <table:table-column table:style-name="co2" table:number-columns-repeated="2" table:default-cell-style-name="ce5"/>
        <table:table-column table:style-name="co2" table:number-columns-repeated="2" table:default-cell-style-name="ce10"/>
        <table:table-column table:style-name="co2" table:number-columns-repeated="1005" table:default-cell-style-name="ce5"/>
        <table:table-row table:style-name="ro1">
          <table:table-cell table:style-name="ce1"/>
          <table:table-cell table:style-name="ce4" office:value-type="string">
            <text:p>5%売り</text:p>
          </table:table-cell>
          <table:table-cell table:style-name="ce6" office:value-type="string">
            <text:p>買い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office:value-type="float" office:value="100">
            <text:p>100</text:p>
          </table:table-cell>
          <table:table-cell table:style-name="ce7" table:formula="of:=[.B20]/10" office:value-type="float" office:value="80">
            <text:p>80</text:p>
          </table:table-cell>
          <table:table-cell/>
          <table:table-cell office:value-type="percentage" office:value="1">
            <text:p>100.0%</text:p>
          </table:table-cell>
          <table:table-cell table:formula="of:=[.E3]/[.E2]-1" office:value-type="percentage" office:value="-0.05">
            <text:p>-5.0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2]*1.118" office:value-type="float" office:value="111.8">
            <text:p>111.8</text:p>
          </table:table-cell>
          <table:table-cell office:value-type="float" office:value="112">
            <text:p>112</text:p>
          </table:table-cell>
          <table:table-cell table:style-name="ce7" table:formula="of:=[.B21]/10" office:value-type="float" office:value="90">
            <text:p>90</text:p>
          </table:table-cell>
          <table:table-cell/>
          <table:table-cell table:formula="of:=[.E2]-0.05" office:value-type="percentage" office:value="0.95">
            <text:p>95.0%</text:p>
          </table:table-cell>
          <table:table-cell table:formula="of:=[.E4]/[.E3]-1" office:value-type="percentage" office:value="-0.0526315789473685">
            <text:p>-5.3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3]*1.118" office:value-type="float" office:value="125.216">
            <text:p>125.216</text:p>
          </table:table-cell>
          <table:table-cell office:value-type="float" office:value="125">
            <text:p>125</text:p>
          </table:table-cell>
          <table:table-cell table:style-name="ce7" table:formula="of:=[.B2]" office:value-type="float" office:value="100">
            <text:p>100</text:p>
          </table:table-cell>
          <table:table-cell/>
          <table:table-cell table:formula="of:=[.E3]-0.05" office:value-type="percentage" office:value="0.9">
            <text:p>90.0%</text:p>
          </table:table-cell>
          <table:table-cell table:formula="of:=[.E5]/[.E4]-1" office:value-type="percentage" office:value="-0.0555555555555556">
            <text:p>-5.6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4]*1.118" office:value-type="float" office:value="139.75">
            <text:p>139.75</text:p>
          </table:table-cell>
          <table:table-cell office:value-type="float" office:value="140">
            <text:p>140</text:p>
          </table:table-cell>
          <table:table-cell table:style-name="ce7" table:formula="of:=[.B3]" office:value-type="float" office:value="112">
            <text:p>112</text:p>
          </table:table-cell>
          <table:table-cell/>
          <table:table-cell table:formula="of:=[.E4]-0.05" office:value-type="percentage" office:value="0.85">
            <text:p>85.0%</text:p>
          </table:table-cell>
          <table:table-cell table:formula="of:=[.E6]/[.E5]-1" office:value-type="percentage" office:value="-0.0588235294117647">
            <text:p>-5.9%</text:p>
          </table:table-cell>
          <table:table-cell table:style-name="ce3"/>
          <table:table-cell table:style-name="ce2"/>
          <table:table-cell table:number-columns-repeated="1007"/>
        </table:table-row>
        <table:table-row table:style-name="ro1">
          <table:table-cell table:style-name="ce2" table:formula="of:=[.B5]*1.118" office:value-type="float" office:value="156.52">
            <text:p>156.52</text:p>
          </table:table-cell>
          <table:table-cell office:value-type="float" office:value="160">
            <text:p>160</text:p>
          </table:table-cell>
          <table:table-cell table:style-name="ce7" table:formula="of:=[.B4]" office:value-type="float" office:value="125">
            <text:p>125</text:p>
          </table:table-cell>
          <table:table-cell/>
          <table:table-cell table:formula="of:=[.E5]-0.05" office:value-type="percentage" office:value="0.8">
            <text:p>80.0%</text:p>
          </table:table-cell>
          <table:table-cell table:formula="of:=[.E7]/[.E6]-1" office:value-type="percentage" office:value="-0.0625000000000001">
            <text:p>-6.3%</text:p>
          </table:table-cell>
          <table:table-cell table:style-name="ce3"/>
          <table:table-cell table:style-name="ce2"/>
          <table:table-cell table:number-columns-repeated="1007"/>
        </table:table-row>
        <table:table-row table:style-name="ro1">
          <table:table-cell table:style-name="ce2" table:formula="of:=[.B6]*1.118" office:value-type="float" office:value="178.88">
            <text:p>178.88</text:p>
          </table:table-cell>
          <table:table-cell office:value-type="float" office:value="180">
            <text:p>180</text:p>
          </table:table-cell>
          <table:table-cell table:style-name="ce7" table:formula="of:=[.B5]" office:value-type="float" office:value="140">
            <text:p>140</text:p>
          </table:table-cell>
          <table:table-cell/>
          <table:table-cell table:formula="of:=[.E6]-0.05" office:value-type="percentage" office:value="0.75">
            <text:p>75.0%</text:p>
          </table:table-cell>
          <table:table-cell table:formula="of:=[.E8]/[.E7]-1" office:value-type="percentage" office:value="-0.0666666666666668">
            <text:p>-6.7%</text:p>
          </table:table-cell>
          <table:table-cell table:style-name="ce3"/>
          <table:table-cell table:style-name="ce2"/>
          <table:table-cell table:number-columns-repeated="1007"/>
        </table:table-row>
        <table:table-row table:style-name="ro1">
          <table:table-cell table:style-name="ce2" table:formula="of:=[.B7]*1.118" office:value-type="float" office:value="201.24">
            <text:p>201.24</text:p>
          </table:table-cell>
          <table:table-cell office:value-type="float" office:value="200">
            <text:p>200</text:p>
          </table:table-cell>
          <table:table-cell table:style-name="ce7" table:formula="of:=[.B6]" office:value-type="float" office:value="160">
            <text:p>160</text:p>
          </table:table-cell>
          <table:table-cell/>
          <table:table-cell table:formula="of:=[.E7]-0.05" office:value-type="percentage" office:value="0.7">
            <text:p>70.0%</text:p>
          </table:table-cell>
          <table:table-cell table:formula="of:=[.E9]/[.E8]-1" office:value-type="percentage" office:value="-0.0714285714285715">
            <text:p>-7.1%</text:p>
          </table:table-cell>
          <table:table-cell table:style-name="ce3"/>
          <table:table-cell table:style-name="ce2"/>
          <table:table-cell table:number-columns-repeated="1007"/>
        </table:table-row>
        <table:table-row table:style-name="ro1">
          <table:table-cell table:style-name="ce2" table:formula="of:=[.B8]*1.118" office:value-type="float" office:value="223.6">
            <text:p>223.6</text:p>
          </table:table-cell>
          <table:table-cell office:value-type="float" office:value="220">
            <text:p>220</text:p>
          </table:table-cell>
          <table:table-cell table:style-name="ce7" table:formula="of:=[.B7]" office:value-type="float" office:value="180">
            <text:p>180</text:p>
          </table:table-cell>
          <table:table-cell/>
          <table:table-cell table:formula="of:=[.E8]-0.05" office:value-type="percentage" office:value="0.65">
            <text:p>65.0%</text:p>
          </table:table-cell>
          <table:table-cell table:formula="of:=[.E10]/[.E9]-1" office:value-type="percentage" office:value="-0.076923076923077">
            <text:p>-7.7%</text:p>
          </table:table-cell>
          <table:table-cell table:style-name="ce3"/>
          <table:table-cell table:style-name="ce2"/>
          <table:table-cell table:number-columns-repeated="1007"/>
        </table:table-row>
        <table:table-row table:style-name="ro1">
          <table:table-cell table:style-name="ce2" table:formula="of:=[.B9]*1.118" office:value-type="float" office:value="245.96">
            <text:p>245.96</text:p>
          </table:table-cell>
          <table:table-cell office:value-type="float" office:value="250">
            <text:p>250</text:p>
          </table:table-cell>
          <table:table-cell table:style-name="ce7" table:formula="of:=[.B8]" office:value-type="float" office:value="200">
            <text:p>200</text:p>
          </table:table-cell>
          <table:table-cell/>
          <table:table-cell table:formula="of:=[.E9]-0.05" office:value-type="percentage" office:value="0.6">
            <text:p>60.0%</text:p>
          </table:table-cell>
          <table:table-cell table:formula="of:=[.E11]/[.E10]-1" office:value-type="percentage" office:value="-0.0833333333333335">
            <text:p>-8.3%</text:p>
          </table:table-cell>
          <table:table-cell table:style-name="ce3"/>
          <table:table-cell table:style-name="ce2"/>
          <table:table-cell table:number-columns-repeated="1007"/>
        </table:table-row>
        <table:table-row table:style-name="ro1">
          <table:table-cell table:style-name="ce2" table:formula="of:=[.B10]*1.118" office:value-type="float" office:value="279.5">
            <text:p>279.5</text:p>
          </table:table-cell>
          <table:table-cell office:value-type="float" office:value="280">
            <text:p>280</text:p>
          </table:table-cell>
          <table:table-cell table:style-name="ce7" table:formula="of:=[.B9]" office:value-type="float" office:value="220">
            <text:p>220</text:p>
          </table:table-cell>
          <table:table-cell/>
          <table:table-cell table:formula="of:=[.E10]-0.05" office:value-type="percentage" office:value="0.55">
            <text:p>55.0%</text:p>
          </table:table-cell>
          <table:table-cell table:formula="of:=[.E12]/[.E11]-1" office:value-type="percentage" office:value="-0.0909090909090909">
            <text:p>-9.1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11]*1.118" office:value-type="float" office:value="313.04">
            <text:p>313.04</text:p>
          </table:table-cell>
          <table:table-cell office:value-type="float" office:value="320">
            <text:p>320</text:p>
          </table:table-cell>
          <table:table-cell table:style-name="ce7" table:formula="of:=[.B10]" office:value-type="float" office:value="250">
            <text:p>250</text:p>
          </table:table-cell>
          <table:table-cell/>
          <table:table-cell table:formula="of:=[.E11]-0.05" office:value-type="percentage" office:value="0.5">
            <text:p>50.0%</text:p>
          </table:table-cell>
          <table:table-cell table:formula="of:=[.E13]/[.E12]-1" office:value-type="percentage" office:value="-0.1">
            <text:p>-10.0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12]*1.118" office:value-type="float" office:value="357.76">
            <text:p>357.76</text:p>
          </table:table-cell>
          <table:table-cell office:value-type="float" office:value="360">
            <text:p>360</text:p>
          </table:table-cell>
          <table:table-cell table:style-name="ce7" table:formula="of:=[.B11]" office:value-type="float" office:value="280">
            <text:p>280</text:p>
          </table:table-cell>
          <table:table-cell/>
          <table:table-cell table:formula="of:=[.E12]-0.05" office:value-type="percentage" office:value="0.45">
            <text:p>45.0%</text:p>
          </table:table-cell>
          <table:table-cell table:formula="of:=[.E14]/[.E13]-1" office:value-type="percentage" office:value="-0.111111111111111">
            <text:p>-11.1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13]*1.118" office:value-type="float" office:value="402.48">
            <text:p>402.48</text:p>
          </table:table-cell>
          <table:table-cell office:value-type="float" office:value="400">
            <text:p>400</text:p>
          </table:table-cell>
          <table:table-cell table:style-name="ce7" table:formula="of:=[.B12]" office:value-type="float" office:value="320">
            <text:p>320</text:p>
          </table:table-cell>
          <table:table-cell/>
          <table:table-cell table:formula="of:=[.E13]-0.05" office:value-type="percentage" office:value="0.4">
            <text:p>40.0%</text:p>
          </table:table-cell>
          <table:table-cell table:formula="of:=[.E15]/[.E14]-1" office:value-type="percentage" office:value="-0.125">
            <text:p>-12.5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14]*1.118" office:value-type="float" office:value="447.2">
            <text:p>447.2</text:p>
          </table:table-cell>
          <table:table-cell office:value-type="float" office:value="450">
            <text:p>450</text:p>
          </table:table-cell>
          <table:table-cell table:style-name="ce7" table:formula="of:=[.B13]" office:value-type="float" office:value="360">
            <text:p>360</text:p>
          </table:table-cell>
          <table:table-cell/>
          <table:table-cell table:formula="of:=[.E14]-0.05" office:value-type="percentage" office:value="0.35">
            <text:p>35.0%</text:p>
          </table:table-cell>
          <table:table-cell table:formula="of:=[.E16]/[.E15]-1" office:value-type="percentage" office:value="-0.142857142857143">
            <text:p>-14.3%</text:p>
          </table:table-cell>
          <table:table-cell/>
          <table:table-cell table:style-name="ce2"/>
          <table:table-cell table:number-columns-repeated="1007"/>
        </table:table-row>
        <table:table-row table:style-name="ro1">
          <table:table-cell table:style-name="ce2" table:formula="of:=[.B15]*1.118" office:value-type="float" office:value="503.1">
            <text:p>503.1</text:p>
          </table:table-cell>
          <table:table-cell office:value-type="float" office:value="500">
            <text:p>500</text:p>
          </table:table-cell>
          <table:table-cell table:style-name="ce7" table:formula="of:=[.B14]" office:value-type="float" office:value="400">
            <text:p>400</text:p>
          </table:table-cell>
          <table:table-cell/>
          <table:table-cell table:formula="of:=[.E15]-0.05" office:value-type="percentage" office:value="0.3">
            <text:p>30.0%</text:p>
          </table:table-cell>
          <table:table-cell table:formula="of:=[.E17]/[.E16]-1" office:value-type="percentage" office:value="-0.166666666666667">
            <text:p>-16.7%</text:p>
          </table:table-cell>
          <table:table-cell table:number-columns-repeated="1009"/>
        </table:table-row>
        <table:table-row table:style-name="ro1">
          <table:table-cell table:style-name="ce2" table:formula="of:=[.B16]*1.118" office:value-type="float" office:value="559">
            <text:p>559</text:p>
          </table:table-cell>
          <table:table-cell office:value-type="float" office:value="560">
            <text:p>560</text:p>
          </table:table-cell>
          <table:table-cell table:style-name="ce7" table:formula="of:=[.B15]" office:value-type="float" office:value="450">
            <text:p>450</text:p>
          </table:table-cell>
          <table:table-cell/>
          <table:table-cell table:formula="of:=[.E16]-0.05" office:value-type="percentage" office:value="0.25">
            <text:p>25.0%</text:p>
          </table:table-cell>
          <table:table-cell table:formula="of:=[.E18]/[.E17]-1" office:value-type="percentage" office:value="-0.2">
            <text:p>-20.0%</text:p>
          </table:table-cell>
          <table:table-cell table:number-columns-repeated="1009"/>
        </table:table-row>
        <table:table-row table:style-name="ro1">
          <table:table-cell table:style-name="ce2" table:formula="of:=[.B17]*1.118" office:value-type="float" office:value="626.08">
            <text:p>626.08</text:p>
          </table:table-cell>
          <table:table-cell office:value-type="float" office:value="630">
            <text:p>630</text:p>
          </table:table-cell>
          <table:table-cell table:style-name="ce7" table:formula="of:=[.B16]" office:value-type="float" office:value="500">
            <text:p>500</text:p>
          </table:table-cell>
          <table:table-cell/>
          <table:table-cell table:formula="of:=[.E17]-0.05" office:value-type="percentage" office:value="0.2">
            <text:p>20.0%</text:p>
          </table:table-cell>
          <table:table-cell table:formula="of:=[.E19]/[.E18]-1" office:value-type="percentage" office:value="-0.25">
            <text:p>-25.0%</text:p>
          </table:table-cell>
          <table:table-cell table:number-columns-repeated="1009"/>
        </table:table-row>
        <table:table-row table:style-name="ro1">
          <table:table-cell table:style-name="ce2" table:formula="of:=[.B18]*1.118" office:value-type="float" office:value="704.34">
            <text:p>704.34</text:p>
          </table:table-cell>
          <table:table-cell office:value-type="float" office:value="700">
            <text:p>700</text:p>
          </table:table-cell>
          <table:table-cell table:style-name="ce7" table:formula="of:=[.B17]" office:value-type="float" office:value="560">
            <text:p>560</text:p>
          </table:table-cell>
          <table:table-cell/>
          <table:table-cell table:formula="of:=[.E18]-0.05" office:value-type="percentage" office:value="0.15">
            <text:p>15.0%</text:p>
          </table:table-cell>
          <table:table-cell table:formula="of:=[.E20]/[.E19]-1" office:value-type="percentage" office:value="-0.333333333333334">
            <text:p>-33.3%</text:p>
          </table:table-cell>
          <table:table-cell table:number-columns-repeated="1009"/>
        </table:table-row>
        <table:table-row table:style-name="ro1">
          <table:table-cell table:style-name="ce2" table:formula="of:=[.B19]*1.118" office:value-type="float" office:value="782.6">
            <text:p>782.6</text:p>
          </table:table-cell>
          <table:table-cell office:value-type="float" office:value="800">
            <text:p>800</text:p>
          </table:table-cell>
          <table:table-cell table:style-name="ce7" table:formula="of:=[.B18]" office:value-type="float" office:value="630">
            <text:p>630</text:p>
          </table:table-cell>
          <table:table-cell/>
          <table:table-cell table:formula="of:=[.E19]-0.05" office:value-type="percentage" office:value="0.0999999999999997">
            <text:p>10.0%</text:p>
          </table:table-cell>
          <table:table-cell table:formula="of:=[.E21]/[.E20]-1" office:value-type="percentage" office:value="-0.500000000000002">
            <text:p>-50.0%</text:p>
          </table:table-cell>
          <table:table-cell table:number-columns-repeated="1009"/>
        </table:table-row>
        <table:table-row table:style-name="ro1">
          <table:table-cell table:style-name="ce2" table:formula="of:=[.B20]*1.118" office:value-type="float" office:value="894.4">
            <text:p>894.4</text:p>
          </table:table-cell>
          <table:table-cell office:value-type="float" office:value="900">
            <text:p>900</text:p>
          </table:table-cell>
          <table:table-cell table:style-name="ce7" table:formula="of:=[.B19]" office:value-type="float" office:value="700">
            <text:p>700</text:p>
          </table:table-cell>
          <table:table-cell/>
          <table:table-cell table:formula="of:=[.E20]-0.05" office:value-type="percentage" office:value="0.0499999999999997">
            <text:p>5.0%</text:p>
          </table:table-cell>
          <table:table-cell table:formula="of:=[.E22]/[.E21]-1" office:value-type="percentage" office:value="-1.00000000000001">
            <text:p>-100.0%</text:p>
          </table:table-cell>
          <table:table-cell table:number-columns-repeated="1009"/>
        </table:table-row>
        <table:table-row table:style-name="ro1">
          <table:table-cell table:style-name="ce2" table:formula="of:=[.B21]*1.118" office:value-type="float" office:value="1006.2">
            <text:p>1006.2</text:p>
          </table:table-cell>
          <table:table-cell office:value-type="float" office:value="1000">
            <text:p>1000</text:p>
          </table:table-cell>
          <table:table-cell table:style-name="ce7" table:formula="of:=[.B20]" office:value-type="float" office:value="800">
            <text:p>800</text:p>
          </table:table-cell>
          <table:table-cell/>
          <table:table-cell table:formula="of:=[.E21]-0.05" office:value-type="percentage" office:value="-3.19189119579732E-016">
            <text:p>0.0%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15"/>
        </table:table-row>
        <table:table-row table:style-name="ro1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15">
      <number:month/>
      <number:text>月</number:text>
      <number:day/>
      <number:text>日</number:text>
    </number:date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2018/06/09</text:date>, <text:time>20:40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4-17T21:03:42</meta:creation-date>
    <dc:date>2018-06-09T20:40:47.21</dc:date>
    <dc:creator>鈴木 豊樹</dc:creator>
    <meta:editing-duration>PT11M21S</meta:editing-duration>
    <meta:editing-cycles>2</meta:editing-cycles>
    <meta:generator>OpenOffice/4.1.5$Win32 OpenOffice.org_project/415m1$Build-9789</meta:generator>
    <meta:document-statistic meta:table-count="1" meta:cell-count="105" meta:object-count="0"/>
  </office:meta>
</office:document-meta>
</file>